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e11f" officeooo:paragraph-rsid="001ee11f"/>
    </style:style>
    <style:style style:name="P2" style:family="paragraph" style:parent-style-name="Standard">
      <style:text-properties officeooo:rsid="001f0ffa" officeooo:paragraph-rsid="001f0ffa"/>
    </style:style>
    <style:style style:name="P3" style:family="paragraph" style:parent-style-name="Standard">
      <style:text-properties officeooo:rsid="00206085" officeooo:paragraph-rsid="00206085"/>
    </style:style>
    <style:style style:name="P4" style:family="paragraph" style:parent-style-name="Standard">
      <style:text-properties officeooo:rsid="0020d9a0" officeooo:paragraph-rsid="0020d9a0"/>
    </style:style>
    <style:style style:name="P5" style:family="paragraph" style:parent-style-name="Standard">
      <style:text-properties officeooo:rsid="0022ab83" officeooo:paragraph-rsid="0022ab83"/>
    </style:style>
    <style:style style:name="P6" style:family="paragraph" style:parent-style-name="Standard">
      <style:text-properties officeooo:rsid="00256f9a" officeooo:paragraph-rsid="00256f9a"/>
    </style:style>
    <style:style style:name="P7" style:family="paragraph" style:parent-style-name="Standard">
      <style:text-properties officeooo:rsid="00259405" officeooo:paragraph-rsid="00259405"/>
    </style:style>
    <style:style style:name="P8" style:family="paragraph" style:parent-style-name="Standard">
      <style:text-properties officeooo:rsid="002698d6" officeooo:paragraph-rsid="002698d6"/>
    </style:style>
    <style:style style:name="P9" style:family="paragraph" style:parent-style-name="Standard">
      <style:text-properties officeooo:paragraph-rsid="002698d6"/>
    </style:style>
    <style:style style:name="T1" style:family="text">
      <style:text-properties officeooo:rsid="001f0ffa"/>
    </style:style>
    <style:style style:name="T2" style:family="text">
      <style:text-properties officeooo:rsid="00206085"/>
    </style:style>
    <style:style style:name="T3" style:family="text">
      <style:text-properties officeooo:rsid="0022ab83"/>
    </style:style>
    <style:style style:name="T4" style:family="text">
      <style:text-properties officeooo:rsid="00246c7d"/>
    </style:style>
    <style:style style:name="T5" style:family="text">
      <style:text-properties officeooo:rsid="00256f9a"/>
    </style:style>
    <style:style style:name="T6" style:family="text">
      <style:text-properties officeooo:rsid="00259405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officeooo:rsid="002698d6"/>
    </style:style>
    <style:style style:name="T10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87 : Création de l’entreîse par <text:s/>Ren zheng Fei <text:span text:style-name="T1">( En tant qu’agent de vente )</text:span></text:p>
      <text:p text:style-name="P1">1989 : Création <text:span text:style-name="T1">private branch exchange</text:span> PBX ( Participation à la recherche indépendante )</text:p>
      <text:p text:style-name="P1">1992 : Lancement en R&amp;D <text:span text:style-name="T2">et de solutions de commutation téléphonique numérique ( zone rurale )</text:span></text:p>
      <text:p text:style-name="P2">1996 : Collaboration avec hutchison Telecom ( Réussite dans le marché HK )</text:p>
      <text:p text:style-name="P2">1997 : Début de l’internationalisation</text:p>
      <text:p text:style-name="P3">1998 : Huawei prend IBM en tant que modèle, recrute 50 conseiller de management de IBM ( investissement de 5 millions de dollars )</text:p>
      <text:p text:style-name="P3">Passage d’une mode de gestion par département en mode de gestion centrée sur les processus d’affaires</text:p>
      <text:p text:style-name="P3">2000 : Établissement d’un centre de R&amp;D à Stockholm en Suède ( 100millions de dollars générés dans le marché international )</text:p>
      <text:p text:style-name="P3">2001 : 4 centre R&amp;D aux États-Unis </text:p>
      <text:p text:style-name="P3">2002 : 552 millions de dollars sur le marché international</text:p>
      <text:p text:style-name="P3">2003 : Création d’une co-entreprise avec 3com ( sur la solution de réseautage de données d’entreprises )</text:p>
      <text:p text:style-name="P4">Huawei accusé par Cisco pour violation d’une technologie brevetée</text:p>
      <text:p text:style-name="P4">2004 : Création d’une co-entreprise avec Siemens pour le développement de slolutions TD-SCDMA</text:p>
      <text:p text:style-name="P4">Premier contrat significatif en Europe avec l’opérateur néerlandais Telfort ( estimé + de 25 millions de dollars )</text:p>
      <text:p text:style-name="P4">juillet : <text:span text:style-name="T3">fin de l’affrontement entre Huawei et Cisco</text:span></text:p>
      <text:p text:style-name="P5">2013 : Huawei dépasse ERICSSON, devient le + grand fournisseur d’équipement de télécommunications mondial</text:p>
      <text:p text:style-name="P8">2019 : Ouvre 1 centre de cybersécurité à Bruxelles</text:p>
      <text:p text:style-name="P8">2020 : Déploiement de la 5G en Europe</text:p>
      <text:p text:style-name="P5"/>
      <text:p text:style-name="P5">2003 : Entrée dans le marché des téléphones</text:p>
      <text:p text:style-name="P5">2004 : R&amp;D dans les p<text:span text:style-name="T4">rocesseurs des téléphones</text:span></text:p>
      <text:p text:style-name="P5">2013 : <text:span text:style-name="T4">Invention The Ascend 910 </text:span><text:span text:style-name="T5">( kirin 910 )</text:span></text:p>
      <text:p text:style-name="P6">2016 : Annonce The Ascend 960 ( kirin 960 ), suite à plusieurs test The Ascend 960 &gt; Snapdragon 821 ( Snapdragon dominais le marché des processeurs des téléphones )</text:p>
      <text:p text:style-name="P6">Kirin 960 est le premier processeur ayant une sécurité <text:span text:style-name="T6">comme les banques</text:span></text:p>
      <text:p text:style-name="P7">2017 : Sortie du huawei P10 + ( Avantage sur la caméra )( Premier téléphone pouvant utilisé le 4,5G )</text:p>
      <text:p text:style-name="P7">Constructeur de smartphone : 1<text:span text:style-name="T7">er </text:span><text:span text:style-name="T8">Samsung,2eme Huawei, 3eme Apple</text:span></text:p>
      <text:p text:style-name="P7">TEST de la 5G sur + de 10 villes dans le monde</text:p>
      <text:p text:style-name="P7">2018 : Chiffres d’affaires atteignant 100milliards de dollars U.</text:p>
      <text:p text:style-name="P9"><text:span text:style-name="T9">2019 : monopole sur le continent africain </text:span><text:span text:style-name="T10">70 % des parts du marché des infrastructures</text:span> </text:p>
      <text:p text:style-name="P8">2020 : Huawei dépasse Samsung devient le 1<text:span text:style-name="T7">er</text:span> constructeur de smartphone</text:p>
      <text:p text:style-name="P8">novembre : Huawei annonce la vente de sa filiale Honor</text:p>
      <text:p text:style-name="P8"><text:span text:style-name="T10">En mai 2020, les États-Unis adoptent de nouvelles mesures interdisant la fourniture de composants électroniques semi-conducteurs à Huawei</text:span> </text:p>
      <text:p text:style-name="P8">novembre : Huawei annonce la vente de sa filiale Honor</text:p>
      <text:p text:style-name="P8"><text:span text:style-name="T10">Au premier semestre 2021, Huawei voit son chiffre d'affaires baisser de 29,4 %, et celui de sa branche mobile de 47 %, à la suite des sanctions américaines</text:span> </text:p>
      <text:p text:style-name="P8"/>
      <text:p text:style-name="P8"/>
      <text:p text:style-name="P7">AVANTAGE DE HUAWEI : INNOVATION SANS ARRE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8T21:25:33.427000000</meta:creation-date>
    <dc:date>2021-12-28T23:05:51.047000000</dc:date>
    <meta:editing-duration>PT6M56S</meta:editing-duration>
    <meta:editing-cycles>1</meta:editing-cycles>
    <meta:document-statistic meta:table-count="0" meta:image-count="0" meta:object-count="0" meta:page-count="1" meta:paragraph-count="34" meta:word-count="456" meta:character-count="2688" meta:non-whitespace-character-count="2261"/>
    <meta:generator>LibreOffice/7.1.0.3$Windows_X86_64 LibreOffice_project/f6099ecf3d29644b5008cc8f48f42f4a40986e4c</meta:generator>
  </office:meta>
</office:document-meta>
</file>